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Han Sans CN Regular" svg:font-family="'Source Han Sans CN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style:font-name="Liberation Serif" fo:font-size="12pt" fo:language="pt" fo:country="BR" officeooo:rsid="0055f919" officeooo:paragraph-rsid="0055f919" style:font-size-asian="12pt" style:font-size-complex="12pt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Liberation Serif" fo:font-size="12pt" fo:language="pt" fo:country="BR" officeooo:rsid="016c7491" officeooo:paragraph-rsid="016c7491" style:font-size-asian="12pt" style:font-size-complex="12pt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Liberation Serif" fo:font-size="16pt" fo:language="pt" fo:country="BR" fo:font-weight="bold" officeooo:rsid="01667922" officeooo:paragraph-rsid="01667922" style:font-size-asian="16pt" style:font-weight-asian="bold" style:font-size-complex="16pt" style:font-weight-complex="bold"/>
    </style:style>
    <style:style style:name="P4" style:family="paragraph" style:parent-style-name="Title">
      <style:paragraph-properties fo:line-height="115%"/>
      <style:text-properties style:font-name="Liberation Serif" fo:font-size="20pt" fo:language="pt" fo:country="BR" style:font-size-asian="20pt" style:font-size-complex="20pt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Liberation Serif" fo:font-size="16pt" fo:language="pt" fo:country="BR" fo:font-weight="bold" officeooo:rsid="01667922" officeooo:paragraph-rsid="01667922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Liberation Serif" fo:font-size="16pt" fo:language="pt" fo:country="BR" fo:font-weight="normal" officeooo:rsid="0170d9f3" officeooo:paragraph-rsid="0170d9f3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weight="bold" officeooo:paragraph-rsid="0178343e" style:font-weight-asian="bold" style:font-weight-complex="bold"/>
    </style:style>
    <style:style style:name="P8" style:family="paragraph" style:parent-style-name="Text_20_body">
      <style:text-properties officeooo:paragraph-rsid="0170d9f3"/>
    </style:style>
    <style:style style:name="P9" style:family="paragraph" style:parent-style-name="Text_20_body">
      <style:text-properties officeooo:rsid="0173f61e" officeooo:paragraph-rsid="0173f61e"/>
    </style:style>
    <style:style style:name="P10" style:family="paragraph" style:parent-style-name="Text_20_body">
      <style:text-properties officeooo:paragraph-rsid="0178343e"/>
    </style:style>
    <style:style style:name="P11" style:family="paragraph" style:parent-style-name="Text_20_body">
      <style:text-properties officeooo:rsid="0178343e" officeooo:paragraph-rsid="0178343e"/>
    </style:style>
    <style:style style:name="P12" style:family="paragraph" style:parent-style-name="Text_20_body">
      <style:text-properties officeooo:rsid="0178343e" officeooo:paragraph-rsid="0170d9f3"/>
    </style:style>
    <style:style style:name="P13" style:family="paragraph" style:parent-style-name="Text_20_body">
      <style:text-properties officeooo:paragraph-rsid="01798622"/>
    </style:style>
    <style:style style:name="P14" style:family="paragraph" style:parent-style-name="Heading_20_1">
      <style:text-properties officeooo:paragraph-rsid="0170d9f3"/>
    </style:style>
    <style:style style:name="P15" style:family="paragraph" style:parent-style-name="Heading_20_1">
      <style:paragraph-properties fo:break-before="page"/>
      <style:text-properties officeooo:rsid="0170d9f3" officeooo:paragraph-rsid="0170d9f3"/>
    </style:style>
    <style:style style:name="P16" style:family="paragraph" style:parent-style-name="Title" style:master-page-name="Standard">
      <style:paragraph-properties fo:line-height="115%" style:page-number="auto"/>
      <style:text-properties style:font-name="Liberation Serif" fo:font-size="20pt" fo:language="pt" fo:country="BR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8622" style:font-weight-asian="bold" style:font-weight-complex="bold"/>
    </style:style>
    <style:style style:name="T3" style:family="text">
      <style:text-properties fo:font-weight="bold" officeooo:rsid="017b2cb3" style:font-weight-asian="bold" style:font-weight-complex="bold"/>
    </style:style>
    <style:style style:name="T4" style:family="text">
      <style:text-properties fo:font-weight="bold" officeooo:rsid="01822e2c" style:font-weight-asian="bold" style:font-weight-complex="bold"/>
    </style:style>
    <style:style style:name="T5" style:family="text">
      <style:text-properties fo:font-weight="normal" officeooo:rsid="017b2cb3" style:font-weight-asian="normal" style:font-weight-complex="normal"/>
    </style:style>
    <style:style style:name="T6" style:family="text">
      <style:text-properties fo:font-weight="normal" officeooo:rsid="017b3c64" style:font-weight-asian="normal" style:font-weight-complex="normal"/>
    </style:style>
    <style:style style:name="T7" style:family="text">
      <style:text-properties fo:font-weight="normal" officeooo:rsid="01809ff7" style:font-weight-asian="normal" style:font-weight-complex="normal"/>
    </style:style>
    <style:style style:name="T8" style:family="text">
      <style:text-properties officeooo:rsid="01680d70"/>
    </style:style>
    <style:style style:name="T9" style:family="text">
      <style:text-properties officeooo:rsid="0170d9f3"/>
    </style:style>
    <style:style style:name="T10" style:family="text">
      <style:text-properties officeooo:rsid="01747522"/>
    </style:style>
    <style:style style:name="T11" style:family="text">
      <style:text-properties officeooo:rsid="0176595c"/>
    </style:style>
    <style:style style:name="T12" style:family="text">
      <style:text-properties officeooo:rsid="017706c1"/>
    </style:style>
    <style:style style:name="T13" style:family="text">
      <style:text-properties officeooo:rsid="0178343e"/>
    </style:style>
    <style:style style:name="T14" style:family="text">
      <style:text-properties officeooo:rsid="017b2cb3"/>
    </style:style>
    <style:style style:name="T15" style:family="text">
      <style:text-properties officeooo:rsid="017d30ec"/>
    </style:style>
    <style:style style:name="T16" style:family="text">
      <style:text-properties officeooo:rsid="017e254b"/>
    </style:style>
    <style:style style:name="T17" style:family="text">
      <style:text-properties officeooo:rsid="017fbe59"/>
    </style:style>
    <style:style style:name="T18" style:family="text">
      <style:text-properties officeooo:rsid="01822e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4"/>
      <text:p text:style-name="P4"/>
      <text:p text:style-name="P4"/>
      <text:p text:style-name="P4"/>
      <text:p text:style-name="Title">PANGEA SOLUÇÕES</text:p>
      <text:p text:style-name="P2">PGS / L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EJAMENTO <text:span text:style-name="T9">DE SOFTWARE</text:span></text:p>
      <text:p text:style-name="P3">CASA SANTA THEREZA – CAMPO GRANDE,<text:span text:style-name="T8"> </text:span>MS / BRASIL</text:p>
      <text:p text:style-name="P3"/>
      <text:p text:style-name="P3"/>
      <text:p text:style-name="P3"/>
      <text:p text:style-name="P6">~2019</text:p>
      <text:h text:style-name="P15" text:outline-level="1"><text:bookmark-start text:name="__RefHeading___Toc888_2744110845"/><text:bookmark text:name="docs-internal-guid-b93e88e5-7fff-d954-8e86-644a4d7fea8a"/>Descrição<text:bookmark-end text:name="__RefHeading___Toc888_2744110845"/></text:h>
      <text:p text:style-name="P8"><text:tab/><text:span text:style-name="T9">A Casa Santa Thereza é uma empresa familiar de confeitaria em crescimento. Seus processos são orgânicos, e a cada dia que passa seus brownies e outros produtos atingem mais e mais pessoas, porém ainda são constantemente pegos de surpresa por pedidos maiores, reféns de esforços de ajustes de última hora em nome de garantir as vendas.</text:span></text:p>
      <text:p text:style-name="P8"/>
      <text:h text:style-name="P14" text:outline-level="1">Razão de Ser <text:span text:style-name="T9">do Software</text:span></text:h>
      <text:p text:style-name="P8"><text:tab/><text:span text:style-name="T9">Um sistema de dados profissional para lidar com as informações diárias sobre quantidades produzidas e centralizar pedidos e encomendas, também auxilia no controle de entrada e saída e na geração de outras estatísticas de consumo e perfil de seu público-alvo. Desta maneira, os gestores da organização ampliam a potencialidade assertiva de suas decisões profissionais.</text:span></text:p>
      <text:p text:style-name="P8"/>
      <text:h text:style-name="P14" text:outline-level="1"><text:span text:style-name="T9">Problemática</text:span></text:h>
      <text:p text:style-name="P9"><text:tab/><text:span text:style-name="T12">Em sua primeira versão, </text:span>o software será responsável por gerenciar, junto aos seus operadores <text:span text:style-name="T12">(</text:span>que irão inserir os dados no sistema<text:span text:style-name="T12">)</text:span>, os produtos da empresa e suas principais informações pertinentes ao público (disponibilidade, valores, observações especiais, <text:span text:style-name="T11">entre outras</text:span>). Previamente, o produto é cadastrado no sistema, e à medida que a produção é realizada, a quantidade é atualizada atravéz de uma inserção da quantidade no sistema pelo usuário administrador. <text:span text:style-name="T10">O software gerencia as informações de data, preço e disponibilidade para filtrar as ofertas em vitrines de diferentes classificações.</text:span></text:p>
      <text:p text:style-name="P9"><text:span text:style-name="T11"><text:tab/>A segunda versão apresentará a funcionalidade de separar e orçar itens (produtos), gerando um “carrinho de compras”, para os usuários clientes. Qualquer cliente poderá realizar seu cadastro e efetuar encomendas ou entrar em contato através das informações presentes. Sendo assim, o software será responsável também por guardar as informações refetentes às encomendas (status, datas, entre outras) e por gerar estatísticas pertinentes.</text:span></text:p>
      <text:p text:style-name="P8"/>
      <text:h text:style-name="P14" text:outline-level="1"><text:span text:style-name="T9">Requisitos Funcionais</text:span></text:h>
      <text:p text:style-name="P13"><text:span text:style-name="T2"><text:tab/>V</text:span><text:span text:style-name="T3">ersão</text:span><text:span text:style-name="T2"> 1.0:</text:span></text:p>
      <text:p text:style-name="P8"><text:tab/><text:span text:style-name="T13">Manutenção de Produtos</text:span></text:p>
      <text:p text:style-name="P10"><text:tab/><text:tab/><text:span text:style-name="T13">- Cadastro de produto;</text:span></text:p>
      <text:p text:style-name="P10"><text:span text:style-name="T13"><text:tab/><text:tab/>- Remoção de produto;</text:span></text:p>
      <text:p text:style-name="P11"><text:soft-page-break/><text:tab/><text:tab/>- Edição de produto;</text:p>
      <text:p text:style-name="P12"><text:tab/>Manutenção d<text:span text:style-name="T16">a</text:span> Disponibilidade <text:span text:style-name="T17">de um Produto</text:span></text:p>
      <text:p text:style-name="P12"><text:tab/><text:tab/>- Cadastro da disponibilidade (oferta);</text:p>
      <text:p text:style-name="P12"><text:tab/><text:tab/>- Remoção e adição automática das ofertas pelo sistema;</text:p>
      <text:p text:style-name="P8"><text:tab/><text:span text:style-name="T13">Manutenção de Vitrines com as informações sobre produtos</text:span></text:p>
      <text:p text:style-name="P8"><text:tab/><text:tab/><text:span text:style-name="T13">- Geração da vitrine principal – ofertas do dia;</text:span></text:p>
      <text:p text:style-name="P10"><text:tab/><text:tab/><text:span text:style-name="T13">- Geração da vitrine – mais vendidos;</text:span></text:p>
      <text:p text:style-name="P10"><text:tab/><text:tab/><text:span text:style-name="T13">- Geração da vitrine – melhores notas;</text:span></text:p>
      <text:p text:style-name="P7"><text:tab/><text:span text:style-name="T14">Versão 2.0:</text:span></text:p>
      <text:p text:style-name="P7"><text:tab/><text:span text:style-name="T5">Manutenção de Usuários</text:span></text:p>
      <text:p text:style-name="P7"><text:span text:style-name="T5"><text:tab/><text:tab/>- Cadastro de usuário;</text:span></text:p>
      <text:p text:style-name="P7"><text:span text:style-name="T5"><text:tab/><text:tab/>- Remoção de usuário;</text:span></text:p>
      <text:p text:style-name="P7"><text:span text:style-name="T5"><text:tab/><text:tab/>- Edição de usuário;</text:span></text:p>
      <text:p text:style-name="P7"><text:span text:style-name="T5"><text:tab/></text:span><text:span text:style-name="T6">Manutenção de Encomendas </text:span><text:span text:style-name="T7">(produtos escolhidos pelos usuários)</text:span></text:p>
      <text:p text:style-name="P7"><text:span text:style-name="T6"><text:tab/><text:tab/>- Geração automática de orçamentos;</text:span></text:p>
      <text:p text:style-name="P10"><text:span text:style-name="T6"><text:tab/><text:tab/>- Conectar oferta e demanda para que a venda seja efetuad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Devanagari" svg:font-family="'Lohit Devanagari'" style:font-pitch="variable"/>
    <style:font-face style:name="Source Han Sans CN Regular" svg:font-family="'Source Han Sans CN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font-name-asian="Source Han Sans CN Regular" style:font-family-asian="'Source Han Sans CN Regular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15%"/>
      <style:text-properties style:font-name="Liberation Serif" fo:font-family="'Liberation Serif'" style:font-family-generic="roman" style:font-pitch="variable" fo:font-size="18pt" fo:language="pt" fo:country="B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00%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line-height="115%" fo:text-align="center" style:justify-single-word="false"/>
      <style:text-properties style:font-name="Liberation Serif" fo:font-family="'Liberation Serif'" style:font-family-generic="roman" style:font-pitch="variable" fo:font-size="25pt" fo:language="pt" fo:country="BR" fo:font-weight="bold" style:font-size-asian="25pt" style:font-weight-asian="bold" style:font-size-complex="2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7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83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417in" fo:margin-right="0.7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Paulo</meta:initial-creator>
    <dc:date>2019-05-19T09:54:45.031657709</dc:date>
    <meta:editing-cycles>368</meta:editing-cycles>
    <meta:editing-duration>PT14H26M10S</meta:editing-duration>
    <meta:generator>LibreOffice/5.2.7.2$Linux_X86_64 LibreOffice_project/20m0$Build-2</meta:generator>
    <meta:document-statistic meta:table-count="0" meta:image-count="0" meta:object-count="0" meta:page-count="3" meta:paragraph-count="33" meta:word-count="393" meta:character-count="2609" meta:non-whitespace-character-count="2204"/>
  </office:meta>
</office:document-meta>
</file>